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39d38" officeooo:paragraph-rsid="00039d38"/>
    </style:style>
    <style:style style:name="P2" style:family="paragraph" style:parent-style-name="Standard">
      <style:paragraph-properties fo:line-height="200%"/>
      <style:text-properties style:font-name="Times New Roman" officeooo:rsid="00002912" officeooo:paragraph-rsid="00050788"/>
    </style:style>
    <style:style style:name="P3" style:family="paragraph" style:parent-style-name="Standard">
      <style:paragraph-properties fo:line-height="200%"/>
      <style:text-properties style:font-name="Times New Roman" officeooo:rsid="00002912" officeooo:paragraph-rsid="00039d38"/>
    </style:style>
    <style:style style:name="P4" style:family="paragraph" style:parent-style-name="Standard">
      <style:paragraph-properties fo:line-height="200%"/>
      <style:text-properties style:font-name="Times New Roman" officeooo:rsid="00050788" officeooo:paragraph-rsid="00050788"/>
    </style:style>
    <style:style style:name="P5" style:family="paragraph" style:parent-style-name="Standard">
      <style:paragraph-properties fo:line-height="200%"/>
      <style:text-properties style:font-name="Times New Roman" officeooo:rsid="0001541d" officeooo:paragraph-rsid="00050788"/>
    </style:style>
    <style:style style:name="P6" style:family="paragraph" style:parent-style-name="Standard">
      <style:paragraph-properties fo:line-height="200%"/>
      <style:text-properties officeooo:paragraph-rsid="0009d3dd"/>
    </style:style>
    <style:style style:name="P7" style:family="paragraph" style:parent-style-name="Standard">
      <style:paragraph-properties fo:line-height="200%"/>
      <style:text-properties officeooo:rsid="00002912" officeooo:paragraph-rsid="0009cce6"/>
    </style:style>
    <style:style style:name="P8" style:family="paragraph" style:parent-style-name="Header">
      <style:text-properties officeooo:rsid="00050788" officeooo:paragraph-rsid="0006cf64"/>
    </style:style>
    <style:style style:name="P9" style:family="paragraph" style:parent-style-name="Header">
      <style:paragraph-properties fo:line-height="200%"/>
      <style:text-properties officeooo:rsid="00050788" officeooo:paragraph-rsid="0006cf64"/>
    </style:style>
    <style:style style:name="P10" style:family="paragraph" style:parent-style-name="Standard">
      <style:paragraph-properties fo:line-height="200%"/>
      <style:text-properties style:font-name="Times New Roman" officeooo:rsid="0001541d" officeooo:paragraph-rsid="0009cce6"/>
    </style:style>
    <style:style style:name="P11" style:family="paragraph" style:parent-style-name="Standard">
      <style:paragraph-properties fo:line-height="200%"/>
      <style:text-properties style:font-name="Times New Roman" fo:font-size="10pt" officeooo:rsid="000a2b57" officeooo:paragraph-rsid="000a2b57" style:font-size-asian="8.75pt" style:font-size-complex="10pt"/>
    </style:style>
    <style:style style:name="T1" style:family="text">
      <style:text-properties style:font-name="Times New Roman" officeooo:rsid="00002912"/>
    </style:style>
    <style:style style:name="T2" style:family="text">
      <style:text-properties style:font-name="Times New Roman" officeooo:rsid="00050788"/>
    </style:style>
    <style:style style:name="T3" style:family="text">
      <style:text-properties style:font-name="Times New Roman" officeooo:rsid="0001541d"/>
    </style:style>
    <style:style style:name="T4" style:family="text">
      <style:text-properties style:font-name="Times New Roman" officeooo:rsid="0008b5e0"/>
    </style:style>
    <style:style style:name="T5" style:family="text">
      <style:text-properties style:font-name="Times New Roman" officeooo:rsid="0009cce6"/>
    </style:style>
    <style:style style:name="T6" style:family="text">
      <style:text-properties style:font-name="Times New Roman" officeooo:rsid="0008f8a2"/>
    </style:style>
    <style:style style:name="T7" style:family="text">
      <style:text-properties style:font-name="Times New Roman" officeooo:rsid="000a2b57"/>
    </style:style>
    <style:style style:name="T8" style:family="text">
      <style:text-properties officeooo:rsid="00050788"/>
    </style:style>
    <style:style style:name="T9" style:family="text">
      <style:text-properties officeooo:rsid="0009cc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osnier Florian <text:tab/><text:tab/>1A G2b</text:p>
      <text:p text:style-name="P8"><text:tab/></text:p>
      <text:p text:style-name="P9"><text:tab/>Essay</text:p>
      <text:p text:style-name="P7"><text:span text:style-name="T9">Subject : </text:span>As our cities get more crowded, is it important to construct and preserve more parks or greens spaces.</text:p>
      <text:p text:style-name="P7"/>
      <text:p text:style-name="P7"/>
      <text:p text:style-name="P1"><text:tab/>Many and many people go in town to find work and live there. Our campain are emptying. So we have to bring nature in cities with construction of parks or presevation of greens spaces.</text:p>
      <text:p text:style-name="P1"/>
      <text:p text:style-name="P2"><text:tab/>It’s important to construct &amp; preserve parks in our cities, <text:span text:style-name="T8">it’s a bubble of nature in the center of the city. Int this parks, you can have zoos like in the ‘Parc de la tête d’Or’ where there is a free zoos for people who want to see exotics animals and plants. it’s the way to preserve threated animals. Lots of people take care of animals from everywhere in the world, it's a bit artificial but with the global warming, many animals are disappeared and we start to become aware of <text:s/>conservation of rare animals. So zoos help to save this biodiversity. Now, people can visit these zoos and learn lots of things in the same time about animals or plants. </text:span></text:p>
      <text:p text:style-name="P4">It's a good thing for everybody because it save animals and plants from disappearance and, in the same time, people can take visit and spend good time !</text:p>
      <text:p text:style-name="P3"/>
      <text:p text:style-name="P6"><text:span text:style-name="T2"><text:tab/>Parks are </text:span><text:span text:style-name="T1">place</text:span><text:span text:style-name="T2">s</text:span><text:span text:style-name="T1"> without noises, it’s quite calm, you can heard </text:span><text:span text:style-name="T3">song of birds. It's a piece of nature in the center of the city. </text:span><text:span text:style-name="T4">Green space provides environmental benefit : trees recycle air in cities so it's </text:span><text:span text:style-name="T5">lungs</text:span><text:span text:style-name="T4"> for the city. </text:span><text:span text:style-name="T3">You can view the beautiful of nature, it's also the way to go in picnic when the weather allow it and also the time to make a break in week-ends. Its a nice moment to be in family or between friends around a meal. You don't have </text:span><text:span text:style-name="T1">the view of buildings everywhere around, </text:span><text:span text:style-name="T4">you just see trees everywhere, it's beautifully for people who love nature !</text:span></text:p>
      <text:p text:style-name="P6"><text:soft-page-break/><text:span text:style-name="T4"><text:tab/>It's a place where you can breath fresh air and ride a bike or run and fell secure because ther's no cars in the parks. It's easier to </text:span><text:span text:style-name="T6">do</text:span><text:span text:style-name="T4"> sports, </text:span><text:span text:style-name="T5">to contemplate the landscape. It the way to start sport. You're allow to </text:span><text:span text:style-name="T4"><text:s/>go everywhere you want. You can fish if there's a lake. </text:span><text:span text:style-name="T7">In these parks, you can do camping near a lake to <text:s/>enjoy the nature.</text:span><text:span text:style-name="T3"> Kids can go to the playground and spend time together</text:span><text:span text:style-name="T5">s !</text:span></text:p>
      <text:p text:style-name="P5"/>
      <text:p text:style-name="P10"><text:tab/><text:span text:style-name="T9">Parks are essential to live in cities because it'a a piece of nature. It's also the way to discover new plants or animals by a zoo, there's no views on buildings. It's a nice place for everybody.</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Sources :http://eastshorepark.org/benefits_of_parks%20tpl.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3:38:52.256000000</meta:creation-date>
    <dc:date>2016-10-14T09:17:52.731638249</dc:date>
    <meta:editing-duration>PT1H3M51S</meta:editing-duration>
    <meta:editing-cycles>7</meta:editing-cycles>
    <meta:generator>LibreOffice/5.0.6.3$Linux_X86_64 LibreOffice_project/00m0$Build-3</meta:generator>
    <meta:document-statistic meta:table-count="0" meta:image-count="0" meta:object-count="0" meta:page-count="2" meta:paragraph-count="11" meta:word-count="434" meta:character-count="2370" meta:non-whitespace-character-count="1933"/>
  </office:meta>
</office:document-meta>
</file>